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052in" fo:margin-top="0in" fo:margin-bottom="0.1965in" style:contextual-spacing="false" fo:orphans="2" fo:widows="2" fo:text-indent="0in" style:auto-text-indent="false" style:writing-mode="lr-tb"/>
      <style:text-properties fo:font-variant="normal" fo:text-transform="none" fo:color="#2d3b45" loext:opacity="100%" style:font-name="LatoWeb" fo:font-size="12pt" fo:letter-spacing="normal" fo:font-style="normal" fo:font-weight="bold"/>
    </style:style>
    <style:style style:name="P2" style:family="paragraph" style:parent-style-name="Standard">
      <style:text-properties officeooo:rsid="0017c2e9" officeooo:paragraph-rsid="0017c2e9"/>
    </style:style>
    <style:style style:name="P3" style:family="paragraph" style:parent-style-name="Standard">
      <style:text-properties officeooo:rsid="0017c2e9" officeooo:paragraph-rsid="0018fbdd"/>
    </style:style>
    <style:style style:name="P4" style:family="paragraph" style:parent-style-name="Standard">
      <style:text-properties officeooo:rsid="001c1f65" officeooo:paragraph-rsid="001c1f65"/>
    </style:style>
    <style:style style:name="P5" style:family="paragraph" style:parent-style-name="Standard">
      <style:text-properties officeooo:paragraph-rsid="001c1f65"/>
    </style:style>
    <style:style style:name="P6" style:family="paragraph" style:parent-style-name="Standard" style:list-style-name="L5">
      <style:text-properties officeooo:paragraph-rsid="001c1f65"/>
    </style:style>
    <style:style style:name="P7" style:family="paragraph" style:parent-style-name="Standard" style:list-style-name="L5">
      <style:text-properties officeooo:paragraph-rsid="001d75d9"/>
    </style:style>
    <style:style style:name="P8" style:family="paragraph" style:parent-style-name="Standard" style:list-style-name="L5">
      <style:text-properties officeooo:rsid="001d75d9" officeooo:paragraph-rsid="001d75d9"/>
    </style:style>
    <style:style style:name="P9" style:family="paragraph" style:parent-style-name="Standard" style:list-style-name="L5">
      <style:text-properties officeooo:rsid="001f7009" officeooo:paragraph-rsid="001f7009"/>
    </style:style>
    <style:style style:name="P10" style:family="paragraph" style:parent-style-name="Standard">
      <style:text-properties officeooo:rsid="001f7009" officeooo:paragraph-rsid="001f7009"/>
    </style:style>
    <style:style style:name="P11" style:family="paragraph" style:parent-style-name="Standard" style:list-style-name="L4">
      <style:text-properties style:text-underline-style="solid" style:text-underline-width="auto" style:text-underline-color="font-color" fo:font-weight="bold" officeooo:paragraph-rsid="001c1f65" style:font-weight-asian="bold" style:font-weight-complex="bold"/>
    </style:style>
    <style:style style:name="P12" style:family="paragraph" style:parent-style-name="Standard" style:list-style-name="L6">
      <style:text-properties style:text-underline-style="solid" style:text-underline-width="auto" style:text-underline-color="font-color" fo:font-weight="bold" officeooo:rsid="001f7009" officeooo:paragraph-rsid="001f7009" style:font-weight-asian="bold" style:font-weight-complex="bold"/>
    </style:style>
    <style:style style:name="P13" style:family="paragraph" style:parent-style-name="Standard" style:list-style-name="L6">
      <style:text-properties style:text-underline-style="none" fo:font-weight="normal" officeooo:rsid="001f7009" officeooo:paragraph-rsid="001f7009" style:font-weight-asian="normal" style:font-weight-complex="normal"/>
    </style:style>
    <style:style style:name="P14" style:family="paragraph" style:parent-style-name="Standard" style:list-style-name="L6">
      <style:text-properties style:text-underline-style="none" fo:font-weight="normal" officeooo:rsid="002065cd" officeooo:paragraph-rsid="002065cd" style:font-weight-asian="normal" style:font-weight-complex="normal"/>
    </style:style>
    <style:style style:name="P15" style:family="paragraph" style:parent-style-name="Standard">
      <style:text-properties officeooo:rsid="0021a4f6" officeooo:paragraph-rsid="0021a4f6"/>
    </style:style>
    <style:style style:name="P16"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Web" fo:font-size="12pt" fo:letter-spacing="normal" fo:font-style="normal" fo:font-weight="normal"/>
    </style:style>
    <style:style style:name="P17" style:family="paragraph" style:parent-style-name="Text_20_body" style:list-style-name="L1">
      <style:paragraph-properties fo:margin-left="0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Web" fo:font-size="12pt" fo:letter-spacing="normal" fo:font-style="normal" fo:font-weight="normal"/>
    </style:style>
    <style:style style:name="P18"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d3b45" loext:opacity="100%" style:font-name="LatoWeb" fo:font-size="12pt" fo:letter-spacing="normal" fo:font-style="normal" fo:font-weight="normal"/>
    </style:style>
    <style:style style:name="P19" style:family="paragraph" style:parent-style-name="Text_20_body" style:list-style-name="L1">
      <style:paragraph-properties fo:margin-top="0in" fo:margin-bottom="0.0626in" style:contextual-spacing="false" fo:orphans="2" fo:widows="2" fo:padding="0in" fo:border="none"/>
      <style:text-properties fo:font-variant="normal" fo:text-transform="none" fo:color="#2d3b45" loext:opacity="100%" style:font-name="LatoWeb" fo:font-size="12pt" fo:letter-spacing="normal" fo:font-style="normal" fo:font-weight="normal"/>
    </style:style>
    <style:style style:name="P20" style:family="paragraph" style:parent-style-name="Text_20_body" style:list-style-name="L1">
      <style:paragraph-properties fo:margin-top="0in" fo:margin-bottom="0in" style:contextual-spacing="false" fo:orphans="2" fo:widows="2" fo:padding="0in" fo:border="none"/>
      <style:text-properties fo:font-variant="normal" fo:text-transform="none" fo:color="#2d3b45" loext:opacity="100%" style:font-name="LatoWeb" fo:font-size="12pt" fo:letter-spacing="normal" fo:font-style="normal" fo:font-weight="normal"/>
    </style:style>
    <style:style style:name="T1" style:family="text">
      <style:text-properties officeooo:rsid="0018fbdd"/>
    </style:style>
    <style:style style:name="T2" style:family="text">
      <style:text-properties officeooo:rsid="001c1f65"/>
    </style:style>
    <style:style style:name="T3" style:family="text">
      <style:text-properties officeooo:rsid="001d75d9"/>
    </style:style>
    <style:style style:name="T4" style:family="text">
      <style:text-properties officeooo:rsid="002065cd"/>
    </style:style>
    <style:style style:name="T5" style:family="text">
      <style:text-properties officeooo:rsid="00229a27"/>
    </style:style>
    <text:list-style style:name="L1">
      <text:list-level-style-number text:level="1" text:style-name="Numbering_20_Symbols" loext:num-list-format="%1%." style:num-suffix="." style:num-format="1">
        <style:list-level-properties text:space-before="0.0638in" text:min-label-width="0.1965in"/>
      </text:list-level-style-number>
      <text:list-level-style-number text:level="2" text:style-name="Numbering_20_Symbols" loext:num-list-format="%2%." style:num-suffix="." style:num-format="a">
        <style:list-level-properties text:space-before="0.3244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0638in" text:min-label-width="0.1965in"/>
      </text:list-level-style-number>
      <text:list-level-style-number text:level="2" text:style-name="Numbering_20_Symbols" loext:num-list-format="%2%." style:num-suffix="." style:num-format="a">
        <style:list-level-properties text:space-before="0.3244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0638in" text:min-label-width="0.1965in"/>
      </text:list-level-style-number>
      <text:list-level-style-number text:level="2" text:style-name="Numbering_20_Symbols" loext:num-list-format="%2%." style:num-suffix="." style:num-format="a">
        <style:list-level-properties text:space-before="0.3244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1 - Discussion</text:p>
      <text:p text:style-name="P16">Click the "Reply" button to post to this week's discussion. Students are asked to address the following two questions:</text:p>
      <text:list xml:id="list3114822231" text:style-name="L1">
        <text:list-item>
          <text:p text:style-name="P17">With the advent of automation, defining differences between robots and automated machines have become less obvious. What are the key features that distinguish robots from other forms of automation such as CNC milling machines?</text:p>
        </text:list-item>
        <text:list-item>
          <text:p text:style-name="P19">Each robotic discipline may have specific challenges. Search for 3-4 example robots in at least two of the following categories and discuss some of the main features of each robot. Also discuss main challenges in the categories selected.</text:p>
          <text:list>
            <text:list-item>
              <text:p text:style-name="P18">Robotics in Biology and Medicine</text:p>
            </text:list-item>
            <text:list-item>
              <text:p text:style-name="P20">Humanoids</text:p>
            </text:list-item>
            <text:list-item>
              <text:p text:style-name="P20">Industrial, Service, and Personal Robots</text:p>
            </text:list-item>
            <text:list-item>
              <text:p text:style-name="P20">Networked Robots</text:p>
            </text:list-item>
            <text:list-item>
              <text:p text:style-name="P20">Robotic Vehicles</text:p>
            </text:list-item>
            <text:list-item>
              <text:p text:style-name="P20">Space Robots</text:p>
            </text:list-item>
          </text:list>
        </text:list-item>
      </text:list>
      <text:p text:style-name="P16">Each student should provide comments on one of the other students’ posts. This activity is due by day 7 of module 1.</text:p>
      <text:p text:style-name="Standard"/>
      <text:p text:style-name="P2">1. The key features that distinguish robots from other forms of automation lie in the capabilities and functionalities the system provides. Automated machines are designed in a way to be able to perform a specific pre-programmed tasks in a repetitive and rigid manner where the environment is usually well understood and compensated for.</text:p>
      <text:p text:style-name="P3">Robots, on the other hand, are systems that are more versatile in a way that they adapt to their environments with some degree of sensing and decision-making. Robots are more or so thought of as having a way to perceive their environment, analyze the data, and make decisions based on new information. </text:p>
      <text:p text:style-name="P3"><text:span text:style-name="T1">Would you consider a big CNC machine that could perceive its environment (intruders, such as people putting their hands in it) and adapt (smacking the person’s hand graciously with no harm out of the way) and continuing to do it’s pre-defined task when its safe to do so (cleared the situation properly) make it a Robot or is it still an Automated System?</text:span></text:p>
      <text:p text:style-name="P2"/>
      <text:p text:style-name="P15">2. Robots</text:p>
      <text:list xml:id="list94888191" text:style-name="L4">
        <text:list-item>
          <text:p text:style-name="P11">Robotics in Biology and Medicine</text:p>
        </text:list-item>
      </text:list>
      <text:list xml:id="list2418733322" text:style-name="L5">
        <text:list-item>
          <text:p text:style-name="P6"><text:span text:style-name="T2">DaVinci Surgical Robotics</text:span></text:p>
          <text:list>
            <text:list-item>
              <text:p text:style-name="P7"><text:span text:style-name="T2">Main </text:span><text:span text:style-name="T3">f</text:span><text:span text:style-name="T2">eatures includes allowing minimally invasive surgeries to be done by surgeons remotely through a console. It has many robotic arms that can be manipulated </text:span><text:span text:style-name="T3">and attached to different kind of</text:span><text:span text:style-name="T2"> end-effectors per the surgeries need.</text:span></text:p>
            </text:list-item>
            <text:list-item>
              <text:p text:style-name="P8">The main challenges of such robot are <text:span text:style-name="T5">their</text:span> high cost, extensive training requirement, and continuously ensuring the reliability of the system as its used in critical operations.</text:p>
            </text:list-item>
          </text:list>
        </text:list-item>
        <text:list-item>
          <text:p text:style-name="P8">Deka-Arm (Robotic Prosthetic)</text:p>
          <text:list>
            <text:list-item>
              <text:p text:style-name="P8"><text:soft-page-break/>Main features include the control of a robotic arm through detected muscle signals. Used for prosthetic purposes, it is intended to help patients with limb losses such as the arm. It allows the users to control movement intuitively (using the body’s signals) to perform fine motor tasks.</text:p>
            </text:list-item>
            <text:list-item>
              <text:p text:style-name="P8">The main challenges of such robots is developing the intuitive interfaces needed to achieve fine motor skills right down to the finger, affordability, and ensuring long safety and long-term durability.</text:p>
            </text:list-item>
          </text:list>
        </text:list-item>
        <text:list-item>
          <text:p text:style-name="P9">Biohybrid Robots (such as those shown here<text:span text:style-name="T4">)</text:span>: <text:a xlink:type="simple" xlink:href="https://iopscience.iop.org/article/10.1088/1748-3190/ac9c3b" text:style-name="Internet_20_link" text:visited-style-name="Visited_20_Internet_20_Link">https://iopscience.iop.org/article/10.1088/1748-3190/ac9c3b</text:a>)</text:p>
          <text:list>
            <text:list-item>
              <text:p text:style-name="P9">The main features include the synthetic blend of materials and biological tissue in order to allow the robots to mimic biological functions. They are currently under research and applied in regenerative medicines and other cases.</text:p>
            </text:list-item>
            <text:list-item>
              <text:p text:style-name="P9">It’s main challenges are in the nature of blending synthetic material with biological tissue, maintaining viability and ability of control, along with ethical considerations.</text:p>
            </text:list-item>
          </text:list>
        </text:list-item>
      </text:list>
      <text:p text:style-name="P10"/>
      <text:list xml:id="list1773971748" text:style-name="L6">
        <text:list-item>
          <text:p text:style-name="P12">Robotic Vehicles</text:p>
          <text:list>
            <text:list-item>
              <text:p text:style-name="P13">Waymo’s Autonomous Cars</text:p>
              <text:list>
                <text:list-item>
                  <text:p text:style-name="P13">Main features include the ability of cars to drive themselves utilizing advanced algorithms and sensors such as lidar, radar, camera and etc. in order to respond to road conditions and traffic in real time.</text:p>
                </text:list-item>
                <text:list-item>
                  <text:p text:style-name="P13">The main challenges of such robots are the ability of handling the unpredictable road situations, ensuring the safety of pedestrians, and of course gaining public trust for full autonomy.</text:p>
                </text:list-item>
              </text:list>
            </text:list-item>
            <text:list-item>
              <text:p text:style-name="P13">MARS Rover</text:p>
              <text:list>
                <text:list-item>
                  <text:p text:style-name="P13">Main features include the ability to be used for extraterrestrial exploration where all tasks commanded must be carried out with some degree of autonomy. The robots are able to navigate rugged terrain autonomously, analyze geological samples, and <text:span text:style-name="T4">collect environmental data through sensors and images.</text:span></text:p>
                </text:list-item>
                <text:list-item>
                  <text:p text:style-name="P14">The main challenges of such robots is the ability to manage resources and energy efficiently and with a great degree of autonomy, ability to handle harsh Martian conditions while maintaining long-term functionality of all critical systems and etc.</text:p>
                </text:list-item>
              </text:list>
            </text:list-item>
            <text:list-item>
              <text:p text:style-name="P14">John Deere Autonomous Tractors</text:p>
              <text:list>
                <text:list-item>
                  <text:p text:style-name="P14">Main features include the ability to plow, plant, and harvest with minimal human input. It uses a suite of sensors such as GPS, camera along with some AI in order to optimize operations and improve efficiency while enabling 24/7 operations.</text:p>
                </text:list-item>
                <text:list-item>
                  <text:p text:style-name="P14">The main challenges of such system is the high cost, environment variability, and crop types. Adapting to the ever changing ecosystem while maintaining proper efficiency and capabilities of certain tasks may be quite challenging. </text:p>
                </text:list-item>
              </text:list>
            </text:list-item>
          </text:list>
        </text:list-item>
      </text:list>
      <text:p text:style-name="P5"><text:span text:style-name="T2"><text:tab/><text:tab/></text:span></text:p>
      <text:p text:style-name="P4"><text:tab/><text:tab/> </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8:27:49.291771982</meta:creation-date>
    <dc:date>2025-01-27T22:15:28.123759877</dc:date>
    <meta:editing-duration>PT37M44S</meta:editing-duration>
    <meta:editing-cycles>3</meta:editing-cycles>
    <meta:generator>LibreOffice/7.3.7.2$Linux_X86_64 LibreOffice_project/30$Build-2</meta:generator>
    <meta:document-statistic meta:table-count="0" meta:image-count="0" meta:object-count="0" meta:page-count="2" meta:paragraph-count="37" meta:word-count="780" meta:character-count="4887" meta:non-whitespace-character-count="4163"/>
  </office:meta>
</office:document-meta>
</file>